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819e" officeooo:paragraph-rsid="0000819e"/>
    </style:style>
    <style:style style:name="P2" style:family="paragraph" style:parent-style-name="Standard">
      <style:text-properties officeooo:rsid="0001b31b" officeooo:paragraph-rsid="0001b31b"/>
    </style:style>
    <style:style style:name="P3" style:family="paragraph" style:parent-style-name="Standard">
      <style:text-properties officeooo:rsid="00037403" officeooo:paragraph-rsid="00037403"/>
    </style:style>
    <style:style style:name="P4" style:family="paragraph" style:parent-style-name="Standard">
      <style:text-properties officeooo:rsid="0006a6fa" officeooo:paragraph-rsid="0006a6fa"/>
    </style:style>
    <style:style style:name="T1" style:family="text">
      <style:text-properties officeooo:rsid="00028ad2"/>
    </style:style>
    <style:style style:name="T2" style:family="text">
      <style:text-properties officeooo:rsid="0007547b"/>
    </style:style>
    <style:style style:name="T3" style:family="text">
      <style:text-properties officeooo:rsid="00083b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Tech</text:p>
      <text:p text:style-name="P1">Concept Note</text:p>
      <text:p text:style-name="P1"/>
      <text:p text:style-name="P1">Introduction:</text:p>
      <text:p text:style-name="P1">Our project is designed to provide users with a set or sets of visualized data in a way they can easily access, manipulate and compare those data which will be a helpful tool for them to make important decisions.</text:p>
      <text:p text:style-name="P1"/>
      <text:p text:style-name="P1"/>
      <text:p text:style-name="P2">Objectives:</text:p>
      <text:p text:style-name="P2"/>
      <text:p text:style-name="P2">- to be accessible for every level of government ministries and departments and other civil society organizations and development organizations plus for everyone who love data &lt;3</text:p>
      <text:p text:style-name="P2"/>
      <text:p text:style-name="P2">- to encourage people see the data as a tool for changing everything around them, not just as a record of history i.e. letting them know that data is precious</text:p>
      <text:p text:style-name="P2"/>
      <text:p text:style-name="P2">- <text:span text:style-name="T1">to have a clear and simple view for users</text:span></text:p>
      <text:p text:style-name="P2"/>
      <text:p text:style-name="P2">- <text:span text:style-name="T1">to have a design that is super user-friendly</text:span></text:p>
      <text:p text:style-name="P2"/>
      <text:p text:style-name="P3">Details:</text:p>
      <text:p text:style-name="P3"/>
      <text:p text:style-name="P3">Our goal is using data and comparing them for users to manipulate. So, we will provide a set of compared charts. </text:p>
      <text:p text:style-name="P3"/>
      <text:p text:style-name="P3">Our project is implemented to be very clear and simple. We tried not <text:span text:style-name="T3">to</text:span> put everything in a single page which will make users to go crazy. Therefore, for every page, we will have a big and accessible data visualization resulting users to see the data clearly in just a glance.</text:p>
      <text:p text:style-name="P3"/>
      <text:p text:style-name="P4">As we know, there are different types of user capacities within the government and also in the society, we will provide our project to be accessible on every types of devices that support website and the internet. It is fully responsive. Our project can be used on laptops, desktops, tables, mobile phones and so on.</text:p>
      <text:p text:style-name="P4"/>
      <text:p text:style-name="P4">Moreover, we also provide to be able to access our project in both Myanmar and English language. You can just do it by changing the buttons at the top.</text:p>
      <text:p text:style-name="P4"/>
      <text:p text:style-name="P4">Since some users may want to see the actual data rather than the visualization, if they want, we also give the functionality of exporting the data in the format they want. </text:p>
      <text:p text:style-name="P3"/>
      <text:p text:style-name="P3"/>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23:10:06.483933509</meta:creation-date>
    <dc:date>2019-05-25T23:46:42.076795848</dc:date>
    <meta:editing-duration>PT36M38S</meta:editing-duration>
    <meta:editing-cycles>8</meta:editing-cycles>
    <meta:generator>LibreOffice/6.0.7.3$Linux_X86_64 LibreOffice_project/00m0$Build-3</meta:generator>
    <meta:document-statistic meta:table-count="0" meta:image-count="0" meta:object-count="0" meta:page-count="1" meta:paragraph-count="15" meta:word-count="308" meta:character-count="1715" meta:non-whitespace-character-count="1420"/>
  </office:meta>
</office:document-meta>
</file>